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DAEEF3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DAEEF3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8" table:number-rows-spanned="1" table:style-name="ce14">
            <text:p>教育部國家講座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Number of National Forum of Ministry of Education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6">
            <text:p>年度</text:p>
          </table:table-cell>
          <table:table-cell office:value-type="string" table:style-name="ce7">
            <text:p>屆次</text:p>
          </table:table-cell>
          <table:table-cell office:value-type="string" table:style-name="ce7">
            <text:p>人數</text:p>
          </table:table-cell>
          <table:table-cell office:value-type="string" table:number-columns-spanned="5" table:number-rows-spanned="1" table:style-name="ce11">
            <text:p>名單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5" table:style-name="ce3">
            <text:p>2015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9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4" table:style-name="ce3">
            <text:p>2014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9">
            <text:p>吳重雨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3" table:style-name="ce3">
            <text:p>2013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9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2" table:style-name="ce3">
            <text:p>2012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9">
            <text:p>林松山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1" table:style-name="ce3">
            <text:p>2011</text:p>
          </table:table-cell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string" table:number-columns-spanned="5" table:number-rows-spanned="1" table:style-name="ce9">
            <text:p>林一平、曾俊元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0" table:style-name="ce3">
            <text:p>201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9">
            <text:p>李建平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9" table:style-name="ce3">
            <text:p>2009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9">
            <text:p>張豐志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8" table:style-name="ce3">
            <text:p>2008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9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7" table:style-name="ce3">
            <text:p>2007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9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6" table:style-name="ce3">
            <text:p>2006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9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5" table:style-name="ce3">
            <text:p>2005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9">
            <text:p>張豐志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4" table:style-name="ce3">
            <text:p>2004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9">
            <text:p>林松山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3" table:style-name="ce3">
            <text:p>200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9">
            <text:p>李祖添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2" table:style-name="ce3">
            <text:p>200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9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1" table:style-name="ce3">
            <text:p>200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9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0" table:style-name="ce3">
            <text:p>200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number-columns-spanned="5" table:number-rows-spanned="1" table:style-name="ce9">
            <text:p>施敏、張俊彥、曾國雄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1999" table:style-name="ce3">
            <text:p>199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9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1998" table:style-name="ce3">
            <text:p>199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9"/>
          <table:covered-table-cell table:number-columns-repeated="4"/>
          <table:table-cell table:number-columns-repeated="16376"/>
        </table:table-row>
        <table:table-row table:style-name="ro2">
          <table:table-cell office:value-type="float" office:value="1997" table:style-name="ce4">
            <text:p>1997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5" table:number-rows-spanned="1" table:style-name="ce13">
            <text:p>施敏、張俊彥</text:p>
          </table:table-cell>
          <table:covered-table-cell table:number-columns-repeated="4"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8T08:48:18Z</meta:creation-date>
    <dc:date>2016-08-24T13:29:39Z</dc:date>
  </office:meta>
</office:document-meta>
</file>